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Release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velocity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20+15+11+33+30+16.3" office:value-type="float" office:value="125.3" calcext:value-type="float">
            <text:p>125.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36+32.45+45+26.13+21.45+28.45" office:value-type="float" office:value="189.48" calcext:value-type="float">
            <text:p>189.4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6+18.3+21+23.4+25.1+33.1" office:value-type="float" office:value="136.9" calcext:value-type="float">
            <text:p>136.9</text:p>
          </table:table-cell>
          <table:table-cell table:number-columns-repeated="5"/>
          <table:table-cell table:style-name="ce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31+30+19.4+42.5+17.5+65.7" office:value-type="float" office:value="206.1" calcext:value-type="float">
            <text:p>206.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/00/0000</text:date>, <text:time style:data-style-name="N2" text:time-value="15:36:20.7080084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14:08:57.932383191</meta:creation-date>
    <dc:date>2016-06-21T15:42:22.017946411</dc:date>
    <meta:editing-duration>PT27M55S</meta:editing-duration>
    <meta:editing-cycles>2</meta:editing-cycles>
    <meta:generator>LibreOffice/5.0.5.2$Linux_X86_64 LibreOffice_project/00m0$Build-2</meta:generator>
    <meta:document-statistic meta:table-count="1" meta:cell-count="15" meta:object-count="0"/>
  </office:meta>
</office:document-meta>
</file>